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406" officeooo:paragraph-rsid="0001d4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ra Ingrid Ramirez Inclan</text:p>
      <text:p text:style-name="P1">Daysi Gutierrez Callapa</text:p>
      <text:p text:style-name="P1">Jorge Soliz Olme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3:28:52.074021188</meta:creation-date>
    <dc:date>2018-12-11T23:29:53.574927166</dc:date>
    <meta:editing-duration>PT1M1S</meta:editing-duration>
    <meta:editing-cycles>1</meta:editing-cycles>
    <meta:document-statistic meta:table-count="0" meta:image-count="0" meta:object-count="0" meta:page-count="1" meta:paragraph-count="3" meta:word-count="10" meta:character-count="68" meta:non-whitespace-character-count="61"/>
    <meta:generator>LibreOffice/5.1.6.2$Linux_X86_64 LibreOffice_project/10m0$Build-2</meta:generator>
  </office:meta>
</office:document-meta>
</file>